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7.675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vertical-align="middle" fo:min-height="0.751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c9211e" loext:opacity="100%" fo:font-size="14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color="#999999" loext:opacity="100%" fo:font-size="20pt" style:font-size-asian="20pt" style:font-size-complex="20pt"/>
    </style:style>
    <style:style style:name="P16" style:family="paragraph">
      <loext:graphic-properties draw:fill="none"/>
      <style:paragraph-properties style:writing-mode="lr-tb"/>
      <style:text-properties fo:color="#999999" loext:opacity="100%"/>
    </style:style>
    <style:style style:name="P17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14pt" fo:font-weight="bold" style:font-size-asian="16pt" style:font-weight-asian="bold" style:font-size-complex="16pt" style:font-weight-complex="bold"/>
    </style:style>
    <style:style style:name="T3" style:family="text">
      <style:text-properties fo:color="#999999" loext:opacity="100%" fo:font-size="20pt" style:font-size-asian="20pt" style:font-size-complex="20pt"/>
    </style:style>
    <style:style style:name="T4" style:family="text">
      <style:text-properties fo:color="#999999" loext:opacity="100%" style:text-position="-8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09cm" svg:height="6.985cm" svg:x="0.165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871cm" svg:y="7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1.916cm" svg:y="8.48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custom-shape draw:style-name="gr4" draw:text-style-name="P6" draw:layer="layout" svg:width="4.128cm" svg:height="0.952cm" svg:x="1.87cm" svg:y="2.705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3.993cm" svg:y1="3.657cm" svg:x2="3.993cm" svg:y2="7.15cm">
          <text:p/>
        </draw:line>
        <draw:frame draw:style-name="gr6" draw:text-style-name="P8" draw:layer="layout" svg:width="1.205cm" svg:height="0.963cm" svg:x="2.788cm" svg:y="3.975cm">
          <draw:text-box>
            <text:p text:style-name="P3">W</text:p>
          </draw:text-box>
        </draw:frame>
        <draw:custom-shape draw:style-name="gr7" draw:text-style-name="P10" draw:layer="layout" svg:width="7.52cm" svg:height="0.952cm" svg:x="0.2cm" svg:y="12.865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3.934cm" svg:y1="12.865cm" svg:x2="3.934cm" svg:y2="11.595cm">
          <text:p/>
        </draw:line>
        <draw:g>
          <draw:polyline draw:style-name="gr9" draw:text-style-name="P7" draw:layer="layout" svg:width="1.587cm" svg:height="0.634cm" svg:x="7.588cm" svg:y="1.352cm" svg:viewBox="0 0 1588 635" draw:points="1588,635 1192,635 1192,0 398,0 398,635 0,635">
            <text:p/>
          </draw:polyline>
          <draw:frame draw:style-name="gr10" draw:text-style-name="P8" draw:layer="layout" svg:width="2.792cm" svg:height="0.962cm" svg:x="6.986cm" svg:y="0.073cm">
            <draw:text-box>
              <text:p text:style-name="P3">Singing</text:p>
            </draw:text-box>
          </draw:frame>
        </draw:g>
        <draw:g>
          <draw:line draw:style-name="gr11" draw:text-style-name="P7" draw:layer="layout" svg:x1="3.358cm" svg:y1="1.434cm" svg:x2="5.898cm" svg:y2="1.434cm">
            <text:p/>
          </draw:line>
          <draw:path draw:style-name="gr11" draw:text-style-name="P7" draw:layer="layout" svg:width="0.952cm" svg:height="0.952cm" svg:x="2.088cm" svg:y="0.163cm" svg:viewBox="0 0 953 953" svg:d="M0 953c80 0 238 0 238 0 159-381 159-953 239-953 79 0 79 572 238 953 0 0 159 0 238 0">
            <text:p/>
          </draw:path>
          <draw:path draw:style-name="gr12" draw:text-style-name="P11" draw:layer="layout" svg:width="0.952cm" svg:height="0.952cm" svg:x="2.406cm" svg:y="0.482cm" svg:viewBox="0 0 953 953" svg:d="M0 953c80 0 238 0 238 0 159-381 159-953 239-953 79 0 79 572 238 953 0 0 159 0 238 0z">
            <text:p/>
          </draw:path>
          <draw:path draw:style-name="gr11" draw:text-style-name="P7" draw:layer="layout" svg:width="0.952cm" svg:height="0.952cm" svg:x="2.405cm" svg:y="0.481cm" svg:viewBox="0 0 953 953" svg:d="M0 953c80 0 238 0 238 0 159-381 159-953 239-953 79 0 79 572 238 953 0 0 159 0 238 0">
            <text:p/>
          </draw:path>
          <draw:path draw:style-name="gr12" draw:text-style-name="P11" draw:layer="layout" svg:width="0.952cm" svg:height="0.952cm" svg:x="4.945cm" svg:y="1.234cm" svg:viewBox="0 0 953 953" svg:d="M0 953c80 0 238 0 238 0 159-381 159-953 239-953 79 0 79 572 238 953 0 0 159 0 238 0z">
            <text:p/>
          </draw:path>
          <draw:path draw:style-name="gr11" draw:text-style-name="P7" draw:layer="layout" svg:width="0.952cm" svg:height="0.952cm" svg:x="4.945cm" svg:y="1.234cm" svg:viewBox="0 0 953 953" svg:d="M0 953c80 0 238 0 238 0 159-381 159-953 239-953 79 0 79 572 238 953 0 0 159 0 238 0">
            <text:p/>
          </draw:path>
          <draw:line draw:style-name="gr11" draw:text-style-name="P7" draw:layer="layout" svg:x1="3.041cm" svg:y1="1.117cm" svg:x2="5.898cm" svg:y2="1.117cm">
            <text:p/>
          </draw:line>
          <draw:line draw:style-name="gr11" draw:text-style-name="P7" draw:layer="layout" svg:x1="2.088cm" svg:y1="1.434cm" svg:x2="2.405cm" svg:y2="1.434cm">
            <text:p/>
          </draw:line>
          <draw:line draw:style-name="gr11" draw:text-style-name="P7" draw:layer="layout" svg:x1="2.088cm" svg:y1="2.187cm" svg:x2="4.945cm" svg:y2="2.187cm">
            <text:p/>
          </draw:line>
          <draw:frame draw:style-name="gr10" draw:text-style-name="P12" draw:layer="layout" svg:width="1.27cm" svg:height="0.962cm" svg:x="3.675cm" svg:y="1.117cm">
            <draw:text-box>
              <text:p>...</text:p>
            </draw:text-box>
          </draw:frame>
        </draw:g>
        <draw:frame draw:style-name="gr13" draw:text-style-name="P14" draw:layer="layout" svg:width="3.175cm" svg:height="1.673cm" svg:x="3.975cm" svg:y="3.571cm">
          <draw:text-box>
            <text:p text:style-name="P13"><text:span text:style-name="T2">Anti-Hebbian</text:span></text:p>
          </draw:text-box>
        </draw:frame>
        <draw:polyline draw:style-name="gr14" draw:text-style-name="P7" draw:layer="layout" svg:width="2.737cm" svg:height="1.869cm" draw:transform="rotate (-0.635474380651136) translate (6.6460561697392cm 2.45218030171245cm)" svg:viewBox="0 0 2738 1870" draw:points="0,1003 1359,0 2738,1870">
          <text:p/>
        </draw:polyline>
        <draw:line draw:style-name="gr15" draw:text-style-name="P7" draw:layer="layout" svg:x1="7.105cm" svg:y1="6.535cm" svg:x2="5.516cm" svg:y2="7.905cm">
          <text:p/>
        </draw:line>
        <draw:frame draw:style-name="gr16" draw:text-style-name="P15" draw:layer="layout" svg:width="1.84cm" svg:height="1.038cm" svg:x="5.247cm" svg:y="5.933cm">
          <draw:text-box>
            <text:p text:style-name="P3"><text:span text:style-name="T3">w</text:span><text:span text:style-name="T4">inh</text:span></text:p>
          </draw:text-box>
        </draw:frame>
        <draw:line draw:style-name="gr17" draw:text-style-name="P7" draw:layer="layout" svg:x1="8.375cm" svg:y1="2.09cm" svg:x2="7.84cm" svg:y2="3.26cm">
          <text:p/>
        </draw:line>
        <draw:frame draw:style-name="gr10" draw:text-style-name="P16" draw:layer="layout" svg:width="1.205cm" svg:height="1.038cm" svg:x="6.97cm" svg:y="2.36cm">
          <draw:text-box>
            <text:p><text:span text:style-name="T3">or</text:span></text:p>
          </draw:text-box>
        </draw:frame>
        <draw:custom-shape draw:style-name="gr18" draw:text-style-name="P17" draw:layer="layout" svg:width="1.27cm" svg:height="1.27cm" svg:x="7.087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9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6-24T16:35:26.232623679</dc:date>
    <meta:editing-duration>PT2H24M31S</meta:editing-duration>
    <meta:editing-cycles>29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30"/>
  </office:meta>
</office:document-meta>
</file>